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  <style:text-properties style:font-name="Calibri1"/>
    </style:style>
    <style:style style:name="P2" style:family="paragraph" style:parent-style-name="Standard">
      <style:paragraph-properties fo:orphans="0" fo:widows="0"/>
      <style:text-properties style:font-name="Calibri1" fo:font-size="12pt" style:font-size-asian="12pt" style:font-size-complex="12pt"/>
    </style:style>
    <style:style style:name="P3" style:family="paragraph" style:parent-style-name="Standard">
      <style:paragraph-properties fo:line-height="107%" fo:text-align="center" style:justify-single-word="false" fo:orphans="0" fo:widows="0"/>
      <style:text-properties style:font-name="Calibri1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Calibri1"/>
    </style:style>
    <style:style style:name="P5" style:family="paragraph" style:parent-style-name="Standard">
      <style:paragraph-properties fo:line-height="110%" fo:text-align="center" style:justify-single-word="false" fo:orphans="0" fo:widows="0"/>
      <style:text-properties style:font-name="Calibri1"/>
    </style:style>
    <style:style style:name="P6" style:family="paragraph" style:parent-style-name="Standard">
      <style:paragraph-properties fo:orphans="0" fo:widows="0"/>
      <style:text-properties style:font-name="Calibri1" fo:font-size="9pt" officeooo:rsid="001df8b0" officeooo:paragraph-rsid="001df8b0" style:font-size-asian="9pt" style:font-size-complex="9pt"/>
    </style:style>
    <style:style style:name="P7" style:family="paragraph" style:parent-style-name="Standard">
      <style:paragraph-properties fo:orphans="0" fo:widows="0"/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line-height="111%" fo:orphans="0" fo:widows="0"/>
      <style:text-properties style:font-name="Calibri1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style:font-name="Calibri1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style:font-name="Calibri1"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style:font-name="Calibri1"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1"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1" fo:font-size="12pt" fo:font-weight="bold" officeooo:paragraph-rsid="0020bb9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1" fo:font-size="12pt" fo:font-weight="bold" officeooo:paragraph-rsid="001df8b0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1" fo:font-size="12pt" fo:font-weight="normal" officeooo:rsid="001df8b0" officeooo:paragraph-rsid="001df8b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212cm" fo:margin-right="0cm" fo:orphans="0" fo:widows="0" fo:text-indent="0cm" style:auto-text-indent="false"/>
      <style:text-properties style:font-name="Calibri1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176cm" fo:margin-right="0cm" fo:line-height="107%" fo:orphans="0" fo:widows="0" fo:text-indent="0cm" style:auto-text-indent="false"/>
      <style:text-properties style:font-name="Calibri1"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1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writing-mode="lr-tb"/>
      <style:text-properties style:font-name="Calibri1" fo:font-size="12pt" fo:font-weight="normal" officeooo:rsid="002618ee" officeooo:paragraph-rsid="002618e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orphans="0" fo:widows="0"/>
      <style:text-properties style:font-name="Calibri1" fo:font-size="9pt" officeooo:rsid="002618ee" officeooo:paragraph-rsid="002618ee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26ef65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b1c4"/>
    </style:style>
    <style:style style:name="T5" style:family="text">
      <style:text-properties officeooo:rsid="001cd7c1"/>
    </style:style>
    <style:style style:name="T6" style:family="text">
      <style:text-properties fo:font-weight="normal" officeooo:rsid="001cd7c1" style:font-weight-asian="normal" style:font-weight-complex="normal"/>
    </style:style>
    <style:style style:name="T7" style:family="text">
      <style:text-properties officeooo:rsid="001df8b0"/>
    </style:style>
    <style:style style:name="T8" style:family="text">
      <style:text-properties officeooo:rsid="001f6d4c"/>
    </style:style>
    <style:style style:name="T9" style:family="text">
      <style:text-properties officeooo:rsid="001face9"/>
    </style:style>
    <style:style style:name="T10" style:family="text">
      <style:text-properties officeooo:rsid="0020bb9d"/>
    </style:style>
    <style:style style:name="T11" style:family="text">
      <style:text-properties officeooo:rsid="00261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0">Test Case ID: <text:span text:style-name="T8">FRubrica4</text:span></text:p>
          </table:table-cell>
          <table:table-cell table:style-name="Table1.B3" office:value-type="string">
            <text:p text:style-name="P11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16">Test Priority (Low/Medium/High): <text:span text:style-name="T7">Low</text:span></text:p>
          </table:table-cell>
          <table:table-cell table:style-name="Table1.B4" office:value-type="string">
            <text:p text:style-name="P12">Test Designed date: <text:span text:style-name="T8">23/06/19</text:span></text:p>
          </table:table-cell>
        </table:table-row>
        <table:table-row table:style-name="Table1.3">
          <table:table-cell table:style-name="Table1.A5" office:value-type="string">
            <text:p text:style-name="P16">Module Name: <text:span text:style-name="T4">Ficha Rúbrica</text:span></text:p>
          </table:table-cell>
          <table:table-cell table:style-name="Table1.B5" office:value-type="string">
            <text:p text:style-name="P12">Test Executed by: <text:span text:style-name="T10">Miguel Sepúlveda</text:span></text:p>
          </table:table-cell>
        </table:table-row>
        <table:table-row table:style-name="Table1.3">
          <table:table-cell table:style-name="Table1.A6" office:value-type="string">
            <text:p text:style-name="P16">Test Title: <text:span text:style-name="T5">Requisito Ficha Rúbrica 4 </text:span></text:p>
          </table:table-cell>
          <table:table-cell table:style-name="Table1.B6" office:value-type="string">
            <text:p text:style-name="P13">Test Execution date: <text:span text:style-name="T10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6">Description: <text:span text:style-name="T6">Verificar que para administradores se indique condiciones de duración minima y máxima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p text:style-name="P15">Una cuenta de Admistrador ya ingresada y loggeada</text:p>
            <text:p text:style-name="P19"><text:s text:c="2"/>Ingresar a sección de rúbricas</text:p>
            <text:p text:style-name="P2"/>
            <text:p text:style-name="P2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text:span text:style-name="T11">creación de rúbricas, gestion de administradores</text:span></text:p>
            <text:p text:style-name="P2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6">Verificar que se <text:span text:style-name="T11">pueda asignar duración</text:span></text:p>
          </table:table-cell>
          <table:table-cell table:style-name="Table2.B2" office:value-type="string">
            <text:p text:style-name="P7"/>
          </table:table-cell>
          <table:table-cell table:style-name="Table2.D2" office:value-type="string">
            <text:p text:style-name="P20">Asignar un tiempo a la rúbrica</text:p>
          </table:table-cell>
          <table:table-cell table:style-name="Table2.E2" office:value-type="string">
            <text:p text:style-name="P20">No existe la opción</text:p>
          </table:table-cell>
          <table:table-cell table:style-name="Table2.F2" office:value-type="string">
            <text:p text:style-name="P20">Fail</text:p>
          </table:table-cell>
          <table:table-cell table:style-name="Table2.G2" office:value-type="string">
            <text:p text:style-name="P7"><text:s/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1:04:02.513667506</dc:date>
    <meta:editing-duration>PT17M49S</meta:editing-duration>
    <meta:editing-cycles>11</meta:editing-cycles>
    <meta:document-statistic meta:table-count="2" meta:image-count="0" meta:object-count="0" meta:page-count="1" meta:paragraph-count="27" meta:word-count="107" meta:character-count="724" meta:non-whitespace-character-count="637"/>
  </office:meta>
</office:document-meta>
</file>